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fab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76e9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240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119c3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17d89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978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41cac6e2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33387243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font-style-complex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3387243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02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italic" fo:text-shadow="none" officeooo:rsid="362b5268" style:font-style-asian="italic" style:font-style-complex="italic" style:text-emphasize="none"/>
    </style:style>
    <style:style style:name="T105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113" style:family="text">
      <style:text-properties style:font-name="標楷體1"/>
    </style:style>
    <style:style style:name="T114" style:family="text">
      <style:text-properties style:font-name="標楷體1" style:font-name-asian="標楷體1"/>
    </style:style>
    <style:style style:name="T115" style:family="text">
      <style:text-properties style:font-name="標楷體1" officeooo:rsid="0a6d63ec" style:font-name-asian="標楷體1"/>
    </style:style>
    <style:style style:name="T116" style:family="text">
      <style:text-properties style:font-name="標楷體1" style:text-underline-style="solid" style:text-underline-width="auto" style:text-underline-color="font-color"/>
    </style:style>
    <style:style style:name="T117" style:family="text">
      <style:text-properties style:font-name="標楷體1" style:text-underline-style="solid" style:text-underline-width="auto" style:text-underline-color="font-color" officeooo:rsid="2a54d6c6"/>
    </style:style>
    <style:style style:name="T118" style:family="text">
      <style:text-properties style:font-name="標楷體1" style:text-underline-style="solid" style:text-underline-width="auto" style:text-underline-color="font-color" officeooo:rsid="2ab2d7e2"/>
    </style:style>
    <style:style style:name="T119" style:family="text">
      <style:text-properties style:font-name="標楷體1" officeooo:rsid="3449857d"/>
    </style:style>
    <style:style style:name="T120" style:family="text">
      <style:text-properties style:font-name="標楷體1" officeooo:rsid="2968fd3e"/>
    </style:style>
    <style:style style:name="T121" style:family="text">
      <style:text-properties style:font-name="標楷體1" officeooo:rsid="2a524b7f"/>
    </style:style>
    <style:style style:name="T122" style:family="text">
      <style:text-properties style:font-name="標楷體1" style:text-underline-style="none" style:font-name-asian="標楷體1"/>
    </style:style>
    <style:style style:name="T123" style:family="text">
      <style:text-properties style:font-name="標楷體1" officeooo:rsid="2a6ee61b"/>
    </style:style>
    <style:style style:name="T124" style:family="text">
      <style:text-properties officeooo:rsid="3449857d"/>
    </style:style>
    <style:style style:name="T125" style:family="text">
      <style:text-properties style:font-name="Liberation Serif" officeooo:rsid="0a6d63ec" style:font-name-asian="標楷體1"/>
    </style:style>
    <style:style style:name="T126" style:family="text">
      <style:text-properties officeooo:rsid="0a6d63ec"/>
    </style:style>
    <style:style style:name="T127" style:family="text">
      <style:text-properties officeooo:rsid="2f7a955a"/>
    </style:style>
    <style:style style:name="T12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29" style:family="text">
      <style:text-properties style:font-name-asian="標楷體1"/>
    </style:style>
    <style:style style:name="T130" style:family="text">
      <style:text-properties style:font-name="標楷體1" style:font-name-asian="標楷體1"/>
    </style:style>
    <style:style style:name="T131" style:family="text">
      <style:text-properties officeooo:rsid="362b5268"/>
    </style:style>
    <style:style style:name="T132" style:family="text">
      <style:text-properties officeooo:rsid="2b22ef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40"><text:span text:style-name="T8">神</text:span><text:span text:style-name="T15">，靈魂</text:span><text:span text:style-name="T54">層個體、第</text:span><text:span text:style-name="T33">1</text:span><text:span text:style-name="T54">層級型態個體</text:span><text:span text:style-name="T16">、靈魂世界、物質世界</text:span><text:span text:style-name="T15">。</text:span></text:p>
            </text:list-item>
            <text:list-item>
              <text:p text:style-name="P64"><text:span text:style-name="T8">有機率（正在、試圖）監視、控制 的 勢力、存在、個體</text:span><text:span text:style-name="T15">，YouTube、</text:span><text:span text:style-name="T54">派對、戰爭、</text:span><text:span text:style-name="T75">心電感應、催眠、靈魂控制、意識控制、竊聽腦中感知、寫入腦中感知</text:span><text:span text:style-name="T54">、秩序大亂、文明崩塌</text:span>。</text:p>
            </text:list-item>
            <text:list-item>
              <text:p text:style-name="P41"><text:span text:style-name="T91">肉質層個體、意識層個體、精神層個體</text:span>，。</text:p>
            </text:list-item>
            <text:list-item>
              <text:p text:style-name="P42"><text:span text:style-name="T1">大規模監控</text:span>，<text:span text:style-name="T54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4">劍橋計畫、</text:span><text:span text:style-name="T64">位</text:span><text:span text:style-name="T54">器型大規模監控、位訊號、電訊號、</text:span><text:span text:style-name="T64">聲音、重力波</text:span><text:span text:style-name="T54">、</text:span><text:span text:style-name="T64">光波</text:span><text:span text:style-name="T54">、</text:span><text:span text:style-name="T19">第</text:span><text:span text:style-name="T29">a層級型態</text:span><text:span text:style-name="T54">大規模監控、帶有探照燈的攝影機、</text:span><text:span text:style-name="T65">心電感應、催眠、靈魂控制、意識控制、寫入腦中感知、竊聽腦中感知、竊聽腦中意識、竊聽腦中思想</text:span><text:span text:style-name="T54">、身體、意識、被害妄想症、精神病患者</text:span>。</text:p>
            </text:list-item>
            <text:list-item>
              <text:p text:style-name="P43"><text:span text:style-name="T12">&lt;_?</text:span><text:span text:style-name="T13">3_&gt;</text:span><text:span text:style-name="T93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91">學門</text:span>，。</text:p>
            </text:list-item>
          </text:list>
        </text:list-item>
        <text:list-item>
          <text:p text:style-name="P5">大自然<text:span text:style-name="T113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14"> (第1本)</text:span></text:p>
          <text:list>
            <text:list-item>
              <text:p text:style-name="P44"><text:span text:style-name="T1">間諜</text:span>，<text:span text:style-name="T127">子彈、彈道、（靶上的）彈痕、領導層型間諜、國民群型間諜、國家型間諜、商業型間諜、政治型間諜、軍事型間諜、電器、</text:span><text:span text:style-name="T54">第</text:span><text:span text:style-name="T20">a</text:span><text:span text:style-name="T54">層級型態個體、</text:span><text:span text:style-name="T57">肉質層型間諜、靈魂層型間諜、精神層型間諜</text:span><text:span text:style-name="T55">、電</text:span><text:span text:style-name="T57">器</text:span><text:span text:style-name="T55">、</text:span><text:span text:style-name="T102">位</text:span><text:span text:style-name="T57">器</text:span><text:span text:style-name="T55">、電磁波、</text:span><text:span text:style-name="T102">位</text:span><text:span text:style-name="T103">動</text:span><text:span text:style-name="T55">波、</text:span><text:span text:style-name="T22">紅外線</text:span><text:span text:style-name="T55">、可見光、</text:span><text:span text:style-name="T22">紫外線</text:span><text:span text:style-name="T55">、次聲波、聲波、</text:span><text:span text:style-name="T59">超</text:span><text:span text:style-name="T55">音波、聲音、重力波、手機、攝影機</text:span><text:span text:style-name="T57">、麥克風、陀螺儀、</text:span><text:span text:style-name="T25">USB</text:span><text:span text:style-name="T57">孔、觸控螢幕、手機畫面</text:span>。</text:p>
            </text:list-item>
          </text:list>
        </text:list-item>
        <text:list-item>
          <text:p text:style-name="P7">世界學<text:span text:style-name="T114"> (第1本)</text:span></text:p>
          <text:list>
            <text:list-item>
              <text:p text:style-name="P45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77"><text:span text:style-name="T1">紅移、紫移</text:span>，超音速、音爆、後移現象、尺度、宗態譜、<text:span text:style-name="T55">時間 越紅移、時間 越慢</text:span>。</text:p>
            </text:list-item>
            <text:list-item>
              <text:p text:style-name="P46"><text:span text:style-name="T1">維度</text:span>，線。</text:p>
            </text:list-item>
            <text:list-item>
              <text:p text:style-name="P47"><text:span text:style-name="T9">函數</text:span>，<text:span text:style-name="T53">影子、存在、現象、本質、</text:span><text:span text:style-name="T57">亞里斯多德</text:span>。</text:p>
            </text:list-item>
            <text:list-item>
              <text:p text:style-name="P48"><text:span text:style-name="T90">速度</text:span>，位移、時間。</text:p>
            </text:list-item>
            <text:list-item>
              <text:p text:style-name="P65"><text:span text:style-name="T95">距離</text:span>，尺度、<text:span text:style-name="T70">土壤密度、水密度、空氣密度、空間節點密度、時間密度、縮小版、</text:span><text:span text:style-name="T73">思考速度、文明發展速度</text:span>。</text:p>
            </text:list-item>
            <text:list-item>
              <text:p text:style-name="P74"><text:span text:style-name="T116">&lt;?</text:span><text:span text:style-name="T117">a&gt;</text:span><text:span text:style-name="T6">個體</text:span>，<text:span text:style-name="T70">個體流層級、第</text:span><text:span text:style-name="T106">a</text:span><text:span text:style-name="T111">層</text:span><text:span text:style-name="T85">級個體流、位移、速度、加速度、水流、資料流</text:span>。</text:p>
            </text:list-item>
            <text:list-item>
              <text:p text:style-name="P61"><text:span text:style-name="T1">當下</text:span>，<text:span text:style-name="T73">尺度、</text:span><text:span text:style-name="T32">存在、</text:span><text:span text:style-name="T73">變化</text:span><text:span text:style-name="T52">、喝水、紅移、紫移</text:span>。</text:p>
            </text:list-item>
            <text:list-item>
              <text:p text:style-name="P63"><text:span text:style-name="T96">型態層級</text:span>，<text:span text:style-name="T73">第</text:span><text:span text:style-name="T105">a</text:span><text:span text:style-name="T74">層級型態個體、肉體、靈魂、力、超能力個體、物質文明、靈魂文明</text:span>。</text:p>
            </text:list-item>
          </text:list>
        </text:list-item>
        <text:list-item>
          <text:p text:style-name="P69"><text:span text:style-name="T1">世界學</text:span><text:span text:style-name="T116"> (第</text:span><text:span text:style-name="T118">2</text:span><text:span text:style-name="T116">本)</text:span></text:p>
          <text:list>
            <text:list-item>
              <text:p text:style-name="P70"><text:span text:style-name="T97">量變、質變</text:span>，蘇格拉底、視覺、<text:span text:style-name="T76">色調值、濃度值、亮度值、</text:span><text:span text:style-name="T78">宗態層級型量變、宗態層級型質變、</text:span><text:span text:style-name="T77">權力、金錢、名聲、權力、權利、權限、</text:span><text:span text:style-name="T78">利益、資產、資源、名號、</text:span><text:span text:style-name="T77">職位、身分、</text:span><text:span text:style-name="T78">馬太效應、內捲、</text:span><text:span text:style-name="T79">量質二相性、</text:span><text:span text:style-name="T78">波粒二象性、</text:span><text:span text:style-name="T77">印地安人、美國獨立宣言、文化大革命、武漢革命、馬丁路德</text:span>。</text:p>
            </text:list-item>
            <text:list-item>
              <text:p text:style-name="P73"><text:span text:style-name="T1">哲學</text:span>，思想、決策、行動、選擇障礙、深藍、電腦、亞里斯多德、<text:span text:style-name="T77">尼古拉</text:span><text:span text:style-name="T34">·</text:span><text:span text:style-name="T77">特斯拉、哲學 描述 字詞、推廣化、深入化、實體化、抽象化、</text:span><text:span text:style-name="T80">跨領域移植、新知生活化、</text:span><text:span text:style-name="T77">函數曲線</text:span><text:span text:style-name="T80">化、函數方程式化、定義化、日常生活化、函數名稱化、數學化、</text:span><text:span text:style-name="T77">哲學</text:span><text:span text:style-name="T80">數學化、</text:span><text:span text:style-name="T81">數學</text:span><text:span text:style-name="T77">哲學</text:span><text:span text:style-name="T80">化、</text:span><text:span text:style-name="T77">哲學型</text:span><text:span text:style-name="T82">數學</text:span><text:span text:style-name="T80">、</text:span><text:span text:style-name="T35">傅立葉轉換、</text:span><text:span text:style-name="T77">手電筒、物質、存在、能量、影子、</text:span><text:span text:style-name="T80">新知、新的知識、象形文字、字母文字、</text:span><text:span text:style-name="T84">法律、毒樹果原則、哲學家、時空背景、感測到的、傳承到的、假想到的、程式</text:span><text:span text:style-name="T112">語言、VB、組合語言、機械碼、C</text:span><text:span text:style-name="T84">語言</text:span>。</text:p>
            </text:list-item>
            <text:list-item>
              <text:p text:style-name="P71"><text:span text:style-name="T98">最短距離</text:span>，。</text:p>
            </text:list-item>
            <text:list-item>
              <text:p text:style-name="P72"><text:span text:style-name="T1">平衡</text:span>，靜力平衡、宏觀尺度型認定、古典尺度型認定、微觀尺度型認定、<text:span text:style-name="T83">個體論、個體宇宙觀、紅血球、血液循環系統、人體、</text:span><text:span text:style-name="T77">一個靜止不動的點、無法觀測到的存在、生命、文明、細胞群</text:span>。</text:p>
            </text:list-item>
            <text:list-item>
              <text:p text:style-name="P83"><text:span text:style-name="T1">波、粒子</text:span>，時間流逝、空間移動、宏觀尺度、古典尺度、微觀尺度、<text:span text:style-name="T77">變化 基於、根基是 存在</text:span>、氫原子、水波、光、電子、鬆散、緊密、撞球、黏性、黏著力、強力、弱力<text:span text:style-name="T114">、LED燈、</text:span>淺紅光、中紅光、深紅光、黑體、黑洞、無中生有。</text:p>
            </text:list-item>
            <text:list-item>
              <text:p text:style-name="P84"><text:span text:style-name="T101">宏觀世界、古典世界、</text:span><text:bookmark-start text:name="微觀世界、古典世界、宏觀世界"/><text:span text:style-name="T101">微觀世界</text:span><text:bookmark-end text:name="微觀世界、古典世界、宏觀世界"/>，<text:span text:style-name="T77">宏觀尺度的世界、古典尺度的世界、微觀尺度的世界</text:span>。</text:p>
            </text:list-item>
          </text:list>
        </text:list-item>
        <text:list-item>
          <text:p text:style-name="P8"><text:span text:style-name="T114">宇宙胞 (第1本</text:span><text:span text:style-name="T113">)</text:span></text:p>
          <text:list>
            <text:list-item>
              <text:p text:style-name="P78"><text:span text:style-name="T90">熱寂、冷寂</text:span>，。</text:p>
            </text:list-item>
          </text:list>
        </text:list-item>
        <text:list-item>
          <text:p text:style-name="P7">物質世界學<text:span text:style-name="T114"> (第1本)</text:span></text:p>
          <text:list>
            <text:list-item>
              <text:p text:style-name="P60"><text:span text:style-name="T1">力</text:span>，<text:span text:style-name="T55">第</text:span><text:span text:style-name="T20">a</text:span><text:span text:style-name="T56">層級宗態譜、</text:span><text:span text:style-name="T24">P * t = m * S</text:span>。</text:p>
            </text:list-item>
            <text:list-item>
              <text:p text:style-name="P49"><text:span text:style-name="T92">重力</text:span>，<text:span text:style-name="T55">重力子、第</text:span><text:span text:style-name="T24">3</text:span><text:span text:style-name="T56">層級宗態譜</text:span>。</text:p>
            </text:list-item>
            <text:list-item>
              <text:p text:style-name="P50"><text:span text:style-name="T92">冷次定律</text:span>，摩擦光、摩擦力。</text:p>
            </text:list-item>
            <text:list-item>
              <text:p text:style-name="P68"><text:span text:style-name="T92">光譜線</text:span>，。</text:p>
            </text:list-item>
            <text:list-item>
              <text:p text:style-name="P76"><text:span text:style-name="T92">宗態譜</text:span>，紫移、<text:span text:style-name="T55">宗速運動頻率、波態譜、粒子態譜、尺度</text:span>。</text:p>
            </text:list-item>
            <text:list-item>
              <text:p text:style-name="P75"><text:span text:style-name="T92">黑洞</text:span>，宗態譜、紫移。</text:p>
            </text:list-item>
            <text:list-item>
              <text:p text:style-name="P81"><text:span text:style-name="T1">暗能量、暗物質</text:span>，<text:span text:style-name="T56">宗態譜、粒子態譜、</text:span><text:span text:style-name="T55">定律、形體、物理定律、化學反應</text:span>。</text:p>
            </text:list-item>
            <text:list-item>
              <text:p text:style-name="P82"><text:bookmark-start text:name="弱力、強力"/><text:span text:style-name="T92">強力</text:span><text:bookmark-end text:name="弱力、強力"/><text:span text:style-name="T92">、弱力、引力、電磁力</text:span>，黏性、黏著力、彈射力。</text:p>
            </text:list-item>
          </text:list>
        </text:list-item>
        <text:list-item>
          <text:p text:style-name="P85">社會 (第1本)</text:p>
          <text:list>
            <text:list-item>
              <text:p text:style-name="P9"><text:span text:style-name="T53">內捲</text:span><text:span text:style-name="T39">，</text:span><text:span text:style-name="T7">。</text:span></text:p>
            </text:list-item>
            <text:list-item>
              <text:p text:style-name="P9"><text:span text:style-name="T58">貧窮</text:span><text:span text:style-name="T7">，。</text:span></text:p>
            </text:list-item>
            <text:list-item>
              <text:p text:style-name="P10"><text:span text:style-name="T60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5">資本主義<text:span text:style-name="T7">，洛克、</text:span><text:span text:style-name="T45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3">孝順</text:span><text:span text:style-name="T7">，。</text:span></text:p>
            </text:list-item>
            <text:list-item>
              <text:p text:style-name="P15"><text:span text:style-name="T63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39">父權<text:span text:style-name="T7">，。</text:span></text:p>
            </text:list-item>
            <text:list-item>
              <text:p text:style-name="P16"><text:span text:style-name="T63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3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113">社會 (第</text:span><text:span text:style-name="T121">2</text:span><text:span text:style-name="T113">本)</text:span></text:p>
          <text:list>
            <text:list-item>
              <text:p text:style-name="P33"><text:span text:style-name="T88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、幸福、祝福。</text:span></text:p>
            </text:list-item>
            <text:list-item>
              <text:p text:style-name="P34"><text:span text:style-name="T62">遠離平均的個體</text:span><text:span text:style-name="T7">，超能力者、國民、國王。</text:span></text:p>
            </text:list-item>
            <text:list-item>
              <text:p text:style-name="P38">公民<text:span text:style-name="T7">，</text:span><text:span text:style-name="T50">數量型認定、社會型認定、全體型認定、賦予權力、能夠賦予權力的個體群、奴隸主、雇主、從眾行為、讓權威負責任、</text:span><text:span text:style-name="T47">米爾格倫電擊實驗、奴隸制、家畜制</text:span><text:span text:style-name="T7">。</text:span></text:p>
            </text:list-item>
            <text:list-item>
              <text:p text:style-name="P37">慾望<text:span text:style-name="T7">，</text:span><text:span text:style-name="T50">慾望層級、第</text:span><text:span text:style-name="T107">a</text:span><text:span text:style-name="T50">層級慾望、</text:span><text:span text:style-name="T7">本能型慾望、傳承型慾望、</text:span><text:span text:style-name="T50">嬰兒、幼童、佛洛伊德、河水、泥水、白開水、過濾水、蒸餾水、生存機率、生活品質、無聊、單調、乏味、閒暇、悠閒</text:span><text:span text:style-name="T7">。</text:span></text:p>
            </text:list-item>
          </text:list>
        </text:list-item>
        <text:list-item>
          <text:p text:style-name="P18">哲學<text:span text:style-name="T113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1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1">詰問、歸納</text:span><text:span text:style-name="T7">，。</text:span></text:p>
            </text:list-item>
            <text:list-item>
              <text:p text:style-name="P24"><text:span text:style-name="T72">哲學數學化</text:span><text:span text:style-name="T7">，。</text:span></text:p>
            </text:list-item>
          </text:list>
        </text:list-item>
        <text:list-item>
          <text:p text:style-name="P31">哲學<text:span text:style-name="T113"> (第</text:span><text:span text:style-name="T123">2</text:span><text:span text:style-name="T113">本)</text:span></text:p>
          <text:list>
            <text:list-item>
              <text:p text:style-name="P32"><text:span text:style-name="T71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6">字詞<text:span text:style-name="T7">，</text:span><text:span text:style-name="T51">無限迴圈、無限循環、</text:span><text:span text:style-name="T108">飛機</text:span><text:span text:style-name="T109">的飛行路徑、</text:span><text:span text:style-name="T110">蘋果、水果</text:span><text:span text:style-name="T7">。</text:span></text:p>
            </text:list-item>
          </text:list>
        </text:list-item>
        <text:list-item>
          <text:p text:style-name="P25"><text:span text:style-name="T125">時空</text:span><text:span text:style-name="T115">旅行 (第1本)</text:span></text:p>
          <text:list>
            <text:list-item>
              <text:p text:style-name="P51"><text:span text:style-name="T3">時空旅行的 悖論</text:span><text:span text:style-name="T126">，</text:span>。</text:p>
            </text:list-item>
          </text:list>
        </text:list-item>
        <text:list-item>
          <text:p text:style-name="P26"><text:span text:style-name="T62">德</text:span><text:span text:style-name="T14"> (第1本)</text:span></text:p>
          <text:list>
            <text:list-item>
              <text:p text:style-name="P27"><text:span text:style-name="T62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常德、共德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22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114"> (第1本)</text:span></text:p>
          <text:list>
            <text:list-item>
              <text:p text:style-name="P51"><text:span text:style-name="T1">微積分</text:span>，。</text:p>
            </text:list-item>
            <text:list-item>
              <text:p text:style-name="P52"><text:span text:style-name="T10">次方坐標系</text:span>，分形、<text:span text:style-name="T27">直角座標系、極座標系、圓柱座標系、</text:span><text:span text:style-name="T66">重心</text:span><text:span text:style-name="T28">座標系、</text:span><text:span text:style-name="T67">放射狀型</text:span><text:span text:style-name="T27">座標系</text:span>。</text:p>
            </text:list-item>
            <text:list-item>
              <text:p text:style-name="P53"><text:span text:style-name="T91">第</text:span><text:span text:style-name="T11">a</text:span><text:span text:style-name="T91">層級</text:span><text:span text:style-name="T94">座標系</text:span>，<text:span text:style-name="T68">座標系</text:span><text:span text:style-name="T69">層級、符號層級</text:span>。</text:p>
            </text:list-item>
            <text:list-item>
              <text:p text:style-name="P79"><text:span text:style-name="T99">圓形</text:span>，。</text:p>
            </text:list-item>
          </text:list>
        </text:list-item>
        <text:list-item>
          <text:p text:style-name="P29">歷史<text:span text:style-name="T114"> (第1本)</text:span></text:p>
          <text:list>
            <text:list-item>
              <text:p text:style-name="P54"><text:span text:style-name="T1">人類文明的 實驗</text:span>，。</text:p>
            </text:list-item>
            <text:list-item>
              <text:p text:style-name="P66"><text:span text:style-name="T1">歷史</text:span>，。</text:p>
            </text:list-item>
            <text:list-item>
              <text:p text:style-name="P54"><text:span text:style-name="T1">文藝復興</text:span>，。</text:p>
            </text:list-item>
            <text:list-item>
              <text:p text:style-name="P55"><text:span text:style-name="T4">啟蒙運動</text:span>，<text:span text:style-name="T124">立法、法律、教育、權限（</text:span><text:span text:style-name="T23">Power limit</text:span><text:span text:style-name="T60">）、人權、生命權、自由權、隱私權、空閒時間、空閒時空、無兵伐勢、神權制、獨裁制、君主制、共和制、金權制、錢、金融系統、人質症候群、</text:span><text:span text:style-name="T61">柏拉圖、洞穴理論</text:span><text:span text:style-name="T60">、群體制、人體</text:span>。</text:p>
            </text:list-item>
            <text:list-item>
              <text:p text:style-name="P56"><text:span text:style-name="T2">科舉</text:span><text:span text:style-name="T124">，</text:span>。</text:p>
            </text:list-item>
          </text:list>
        </text:list-item>
        <text:list-item>
          <text:p text:style-name="P4"><text:span text:style-name="T114">歷史人物 （第1本</text:span><text:span text:style-name="T129">）</text:span></text:p>
          <text:list>
            <text:list-item>
              <text:p text:style-name="P56"><text:span text:style-name="T116">商鞅</text:span><text:span text:style-name="T113">，法家、</text:span><text:span text:style-name="T119">商君書</text:span><text:span text:style-name="T113">。</text:span></text:p>
            </text:list-item>
            <text:list-item>
              <text:p text:style-name="P56"><text:span text:style-name="T116">蘇格拉底</text:span><text:span text:style-name="T113">，愛因斯坦、</text:span><text:span text:style-name="T124">思想實驗</text:span><text:span text:style-name="T113">。</text:span></text:p>
            </text:list-item>
            <text:list-item>
              <text:p text:style-name="P57"><text:span text:style-name="T2">柏拉圖</text:span><text:span text:style-name="T113">，。</text:span></text:p>
            </text:list-item>
            <text:list-item>
              <text:p text:style-name="P67"><text:span text:style-name="T5">亞里斯多德</text:span><text:span text:style-name="T113">，快樂、</text:span><text:span text:style-name="T127">賦予意義、認定有意義、認定有價值、無知、有知、未知、已知、現象 → 本質</text:span>、<text:span text:style-name="T131">函數名稱 → 函數曲線、函數方程式、字詞 → 定義、視覺、眼睛、視網膜、視神經、大腦</text:span><text:span text:style-name="T113">。</text:span></text:p>
            </text:list-item>
            <text:list-item>
              <text:p text:style-name="P57"><text:span text:style-name="T116">尼采</text:span><text:span text:style-name="T113">，。</text:span></text:p>
            </text:list-item>
            <text:list-item>
              <text:p text:style-name="P80"><text:span text:style-name="T5">斯賓諾沙</text:span><text:span text:style-name="T113">，。</text:span></text:p>
            </text:list-item>
          </text:list>
        </text:list-item>
        <text:list-item>
          <text:p text:style-name="P30"><text:span text:style-name="T113">靈魂世界學 （第</text:span><text:span text:style-name="T120">1本</text:span><text:span text:style-name="T113">）</text:span></text:p>
          <text:list>
            <text:list-item>
              <text:p text:style-name="P58"><text:span text:style-name="T90">受到 靈魂層個體、超能力個體 影響 有機率出現的 現象</text:span><text:span text:style-name="T113">，</text:span><text:span text:style-name="T17">Y</text:span><text:span text:style-name="T18">ouTube、手機、機械手錶</text:span><text:span text:style-name="T128">、函數</text:span><text:span text:style-name="T18">、發條</text:span><text:span text:style-name="T113">。</text:span></text:p>
            </text:list-item>
            <text:list-item>
              <text:p text:style-name="P59"><text:span text:style-name="T116">靈魂世界學</text:span><text:span text:style-name="T113">，</text:span><text:span text:style-name="T53">記錄、好奇、探索、思考、質疑、驗證、傳承</text:span><text:span text:style-name="T54">、</text:span><text:span text:style-name="T16">物質世界</text:span><text:span text:style-name="T54">學</text:span><text:span text:style-name="T11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0T17:59:16.719000000</dc:date>
    <meta:editing-duration>P216DT22H17M8S</meta:editing-duration>
    <meta:editing-cycles>10232</meta:editing-cycles>
    <meta:document-statistic meta:table-count="0" meta:image-count="0" meta:object-count="0" meta:page-count="1" meta:paragraph-count="96" meta:word-count="3383" meta:character-count="3590" meta:non-whitespace-character-count="3534"/>
  </office:meta>
</office:document-meta>
</file>